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temperatu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14322" calcext:value-type="float">
            <text:p>0.143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12042" calcext:value-type="float">
            <text:p>0.120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0.05568" calcext:value-type="float">
            <text:p>0.055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0.09012" calcext:value-type="float">
            <text:p>0.090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08442" calcext:value-type="float">
            <text:p>0.084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.4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09846" calcext:value-type="float">
            <text:p>0.098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0681" calcext:value-type="float">
            <text:p>0.06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0.08958" calcext:value-type="float">
            <text:p>0.089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0.10836" calcext:value-type="float">
            <text:p>0.108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0.10128" calcext:value-type="float">
            <text:p>0.101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8454" calcext:value-type="float">
            <text:p>84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.4</text:p>
          </table:table-cell>
          <table:table-cell office:value-type="float" office:value="0.06924" calcext:value-type="float">
            <text:p>0.069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0.0603" calcext:value-type="float">
            <text:p>0.06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0.07134" calcext:value-type="float">
            <text:p>0.07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5:22:55.339992319</meta:creation-date>
    <dc:date>2018-11-20T15:32:54.229110944</dc:date>
    <meta:editing-duration>PT9M59S</meta:editing-duration>
    <meta:editing-cycles>1</meta:editing-cycles>
    <meta:document-statistic meta:table-count="1" meta:cell-count="72" meta:object-count="0"/>
    <meta:generator>LibreOffice/5.1.6.2$Linux_X86_64 LibreOffice_project/10m0$Build-2</meta:generator>
  </office:meta>
</office:document-meta>
</file>